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a79e" officeooo:paragraph-rsid="0016a79e"/>
    </style:style>
    <style:style style:name="P2" style:family="paragraph" style:parent-style-name="Standard">
      <style:text-properties fo:font-style="italic" fo:font-weight="bold" officeooo:rsid="0016a79e" officeooo:paragraph-rsid="0016a79e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paragraph-rsid="0016a79e"/>
    </style:style>
    <style:style style:name="P4" style:family="paragraph" style:parent-style-name="Standard">
      <style:text-properties fo:font-style="normal" fo:font-weight="normal" officeooo:paragraph-rsid="0016a79e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paragraph-rsid="0016c3d2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paragraph-rsid="0016c3d2" fo:background-color="#ffff00" style:font-style-asian="normal" style:font-weight-asian="normal" style:font-style-complex="normal" style:font-weight-complex="normal"/>
    </style:style>
    <style:style style:name="T1" style:family="text">
      <style:text-properties officeooo:rsid="0016a79e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6a79e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6c3d2" style:font-style-asian="italic" style:font-weight-asian="bold" style:font-style-complex="italic" style:font-weight-complex="bold"/>
    </style:style>
    <style:style style:name="T5" style:family="text">
      <style:text-properties fo:font-style="italic" officeooo:rsid="0016a79e" style:font-style-asian="italic" style:font-style-complex="italic"/>
    </style:style>
    <style:style style:name="T6" style:family="text">
      <style:text-properties fo:font-style="italic" officeooo:rsid="0016c3d2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6a79e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ld pred_model with threshold = 1728</text:p>
      <text:p text:style-name="P1"/>
      <text:p text:style-name="P1">Balanced Accuracy: 0.990530303030303</text:p>
      <text:p text:style-name="P1">Precision: 0.9882260596546311</text:p>
      <text:p text:style-name="P1">Recall: 0.9816849816849816</text:p>
      <text:p text:style-name="P1">F-score: 0.9835881966566148</text:p>
      <text:p text:style-name="P1"/>
      <text:p text:style-name="P1"><text:s/>Confusion Matrix:</text:p>
      <text:p text:style-name="P1"/>
      <text:p text:style-name="P1">[[259 <text:s text:c="2"/>5]</text:p>
      <text:p text:style-name="P1"><text:s/>[ <text:s/>0 <text:s text:c="2"/>9]]</text:p>
      <text:p text:style-name="P1"/>
      <text:p text:style-name="P1">Legend </text:p>
      <text:p text:style-name="P1">[TN <text:s/>FP]</text:p>
      <text:p text:style-name="P1">[FN <text:s/>TP]</text:p>
      <text:p text:style-name="P1"><text:s/>0 = TN + FP </text:p>
      <text:p text:style-name="P3"><text:span text:style-name="T1"><text:s/>1 = FN + TP<text:line-break/><text:line-break/></text:span><text:span text:style-name="T3">Old pred_model with threshold = 4275</text:span></text:p>
      <text:p text:style-name="P3"><text:span text:style-name="T3"/></text:p>
      <text:p text:style-name="P4"><text:span text:style-name="T1">Balanced Accuracy: 0.9886363636363636</text:span></text:p>
      <text:p text:style-name="P4"><text:span text:style-name="T1">Precision: 0.9868131868131867</text:span></text:p>
      <text:p text:style-name="P4"><text:span text:style-name="T1">Recall: 0.978021978021978</text:span></text:p>
      <text:p text:style-name="P4"><text:span text:style-name="T1">F-score: 0.9806429202980926</text:span></text:p>
      <text:p text:style-name="P4"/>
      <text:p text:style-name="P4"><text:span text:style-name="T1"><text:s/>Confusion Matrix:</text:span></text:p>
      <text:p text:style-name="P4"/>
      <text:p text:style-name="P4"><text:span text:style-name="T1">[[258 <text:s text:c="2"/>6]</text:span></text:p>
      <text:p text:style-name="P4"><text:span text:style-name="T1"><text:s/>[ <text:s/>0 <text:s text:c="2"/>9]]</text:span></text:p>
      <text:p text:style-name="P4"/>
      <text:p text:style-name="P4"><text:span text:style-name="T2">model_engine_int8 </text:span><text:span text:style-name="T3">with threshold = 1728</text:span></text:p>
      <text:p text:style-name="P4"><text:span text:style-name="T3"/></text:p>
      <text:p text:style-name="P4">Balanced Accuracy: 0.6666666666666666</text:p>
      <text:p text:style-name="P4">Precision: 0.9785103785103785</text:p>
      <text:p text:style-name="P4">Recall: 0.978021978021978</text:p>
      <text:p text:style-name="P4">F-score: 0.9726509445610569</text:p>
      <text:p text:style-name="P4"/>
      <text:p text:style-name="P4"><text:s/>Confusion Matrix:</text:p>
      <text:p text:style-name="P4"/>
      <text:p text:style-name="P4">[[264 <text:s text:c="2"/>0]</text:p>
      <text:p text:style-name="P4"><text:s/>[ <text:s/>6 <text:s text:c="2"/>3]]</text:p>
      <text:p text:style-name="P4"/>
      <text:p text:style-name="P5"><text:span text:style-name="T2">model_engine_int8 </text:span><text:span text:style-name="T3">with threshold = </text:span><text:span text:style-name="T4">4275</text:span></text:p>
      <text:p text:style-name="P5"><text:span text:style-name="T4"/></text:p>
      <text:p text:style-name="P4">Balanced Accuracy: 0.6666666666666666</text:p>
      <text:p text:style-name="P4">Precision: 0.9785103785103785</text:p>
      <text:p text:style-name="P4">Recall: 0.978021978021978</text:p>
      <text:p text:style-name="P4">F-score: 0.9726509445610569</text:p>
      <text:p text:style-name="P4"/>
      <text:p text:style-name="P4"><text:soft-page-break/><text:s/>Confusion Matrix:</text:p>
      <text:p text:style-name="P4"/>
      <text:p text:style-name="P4">[[264 <text:s text:c="2"/>0]</text:p>
      <text:p text:style-name="P4"><text:s/>[ <text:s/>6 <text:s text:c="2"/>3]]</text:p>
      <text:p text:style-name="P4"/>
      <text:p text:style-name="P6"><text:span text:style-name="T2">model_engine_</text:span><text:span text:style-name="T4">fp16</text:span><text:span text:style-name="T2"> </text:span><text:span text:style-name="T3">with threshold = 1728</text:span></text:p>
      <text:p text:style-name="P6"><text:span text:style-name="T3"/></text:p>
      <text:p text:style-name="P6"><text:span text:style-name="T1">Balanced Accuracy: 0.9962121212121212</text:span></text:p>
      <text:p text:style-name="P6"><text:span text:style-name="T1">Precision: 0.9940059940059941</text:span></text:p>
      <text:p text:style-name="P6"><text:span text:style-name="T1">Recall: 0.9926739926739927</text:span></text:p>
      <text:p text:style-name="P6"><text:span text:style-name="T1">F-score: 0.9930263652697112</text:span></text:p>
      <text:p text:style-name="P6"/>
      <text:p text:style-name="P6"><text:span text:style-name="T1"><text:s/>Confusion Matrix:</text:span></text:p>
      <text:p text:style-name="P6"/>
      <text:p text:style-name="P6"><text:span text:style-name="T1">[[262 <text:s text:c="2"/>2]</text:span></text:p>
      <text:p text:style-name="P6"><text:span text:style-name="T1"><text:s/>[ <text:s/>0 <text:s text:c="2"/>9]]</text:span></text:p>
      <text:p text:style-name="P5"><text:span text:style-name="T3"/></text:p>
      <text:p text:style-name="P5"><text:span text:style-name="T3">model_engine_</text:span><text:span text:style-name="T4">fp16</text:span><text:span text:style-name="T3"> with threshold = </text:span><text:span text:style-name="T4">4275</text:span></text:p>
      <text:p text:style-name="P5"><text:span text:style-name="T4"/></text:p>
      <text:p text:style-name="P5">Balanced Accuracy: 0.9943181818181819</text:p>
      <text:p text:style-name="P5">Precision: 0.9917582417582418</text:p>
      <text:p text:style-name="P5">Recall: 0.989010989010989</text:p>
      <text:p text:style-name="P5">F-score: 0.9897645211930927</text:p>
      <text:p text:style-name="P5"/>
      <text:p text:style-name="P5"><text:s/>Confusion Matrix:</text:p>
      <text:p text:style-name="P5"/>
      <text:p text:style-name="P5">[[261 <text:s text:c="2"/>3]</text:p>
      <text:p text:style-name="P5"><text:s/>[ <text:s/>0 <text:s text:c="2"/>9]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5T13:59:02.976507964</meta:creation-date>
    <dc:date>2024-09-25T14:16:56.562507235</dc:date>
    <meta:editing-duration>PT7M43S</meta:editing-duration>
    <meta:editing-cycles>1</meta:editing-cycles>
    <meta:document-statistic meta:table-count="0" meta:image-count="0" meta:object-count="0" meta:page-count="2" meta:paragraph-count="52" meta:word-count="143" meta:character-count="1221" meta:non-whitespace-character-count="1081"/>
    <meta:generator>LibreOffice/6.4.7.2$Linux_AARCH64 LibreOffice_project/40$Build-2</meta:generator>
  </office:meta>
</office:document-meta>
</file>